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list-style-name="L1">
      <style:paragraph-properties fo:margin-left="1.251cm" fo:margin-right="0cm" fo:text-align="start" style:justify-single-word="false" fo:text-indent="0cm" style:auto-text-indent="false"/>
    </style:style>
    <style:style style:name="P4" style:family="paragraph" style:parent-style-name="Standard" style:list-style-name="L1">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list-style-name="L1">
      <style:paragraph-properties fo:margin-left="2.501cm" fo:margin-right="0cm" fo:text-align="start"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list-style-name="L2">
      <style:paragraph-properties fo:margin-left="0cm" fo:margin-right="0cm" fo:text-align="start" style:justify-single-word="false" fo:text-indent="0cm" style:auto-text-indent="false"/>
    </style:style>
    <style:style style:name="P9" style:family="paragraph" style:parent-style-name="Standard" style:list-style-name="L2">
      <style:paragraph-properties fo:margin-left="1.251cm" fo:margin-right="0cm" fo:text-align="start" style:justify-single-word="false" fo:text-indent="0cm" style:auto-text-indent="false"/>
    </style:style>
    <style:style style:name="P10" style:family="paragraph" style:parent-style-name="Standard">
      <style:paragraph-properties fo:margin-left="1.251cm" fo:margin-right="0cm" fo:text-align="start" style:justify-single-word="false" fo:text-indent="0cm" style:auto-text-indent="false"/>
    </style:style>
    <style:style style:name="P11" style:family="paragraph" style:parent-style-name="Standard" style:list-style-name="L2">
      <style:paragraph-properties fo:margin-left="2.501cm" fo:margin-right="0cm" fo:text-align="start" style:justify-single-word="false" fo:text-indent="0cm" style:auto-text-indent="false"/>
    </style:style>
    <style:style style:name="P12" style:family="paragraph" style:parent-style-name="Standard">
      <style:paragraph-properties fo:margin-left="2.501cm" fo:margin-right="0cm" fo:text-align="start" style:justify-single-word="false" fo:text-indent="0cm" style:auto-text-indent="false"/>
    </style:style>
    <style:style style:name="P13" style:family="paragraph" style:parent-style-name="Standard" style:list-style-name="L3">
      <style:paragraph-properties fo:margin-left="0cm" fo:margin-right="0cm" fo:text-align="start" style:justify-single-word="false" fo:text-indent="0cm" style:auto-text-indent="false"/>
    </style:style>
    <style:style style:name="P14" style:family="paragraph" style:parent-style-name="Standard" style:list-style-name="L3">
      <style:paragraph-properties fo:margin-left="1.251cm" fo:margin-right="0cm" fo:text-align="start" style:justify-single-word="false" fo:text-indent="0cm" style:auto-text-indent="false"/>
    </style:style>
    <style:style style:name="P15" style:family="paragraph" style:parent-style-name="Standard" style:list-style-name="L4">
      <style:paragraph-properties fo:margin-left="0cm" fo:margin-right="0cm" fo:text-align="start" style:justify-single-word="false" fo:text-indent="0cm" style:auto-text-indent="false"/>
    </style:style>
    <style:style style:name="P16" style:family="paragraph" style:parent-style-name="Standard" style:list-style-name="L4">
      <style:paragraph-properties fo:margin-left="2.501cm" fo:margin-right="0cm" fo:text-align="start" style:justify-single-word="false" fo:text-indent="0cm" style:auto-text-indent="false"/>
    </style:style>
    <style:style style:name="P17" style:family="paragraph" style:parent-style-name="Standard" style:list-style-name="L4">
      <style:paragraph-properties fo:margin-left="3.752cm" fo:margin-right="0cm" fo:text-align="start" style:justify-single-word="false" fo:text-indent="0cm" style:auto-text-indent="false"/>
    </style:style>
    <style:style style:name="P18" style:family="paragraph" style:parent-style-name="Standard" style:list-style-name="L4">
      <style:paragraph-properties fo:margin-left="1.251cm" fo:margin-right="0cm" fo:text-align="start" style:justify-single-word="false" fo:text-indent="0cm" style:auto-text-indent="false"/>
    </style:style>
    <style:style style:name="P19" style:family="paragraph" style:parent-style-name="Standard" style:list-style-name="L5">
      <style:paragraph-properties fo:margin-left="0cm" fo:margin-right="0cm" fo:text-align="start" style:justify-single-word="false" fo:text-indent="0cm" style:auto-text-indent="false"/>
    </style:style>
    <style:style style:name="P20" style:family="paragraph" style:parent-style-name="Standard" style:list-style-name="L5">
      <style:paragraph-properties fo:margin-left="1.251cm" fo:margin-right="0cm" fo:text-align="start" style:justify-single-word="false" fo:text-indent="0cm" style:auto-text-indent="false"/>
    </style:style>
    <style:style style:name="P21" style:family="paragraph" style:parent-style-name="Standard" style:list-style-name="L6">
      <style:paragraph-properties fo:margin-left="0cm" fo:margin-right="0cm" fo:text-align="start" style:justify-single-word="false" fo:text-indent="0cm" style:auto-text-indent="false"/>
    </style:style>
    <style:style style:name="P22" style:family="paragraph" style:parent-style-name="Standard" style:list-style-name="L7">
      <style:paragraph-properties fo:margin-left="0cm" fo:margin-right="0cm" fo:text-align="start" style:justify-single-word="false" fo:text-indent="0cm" style:auto-text-indent="false"/>
    </style:style>
    <style:style style:name="P23" style:family="paragraph" style:parent-style-name="Standard" style:list-style-name="L7">
      <style:paragraph-properties fo:margin-left="1.251cm" fo:margin-right="0cm" fo:text-align="start" style:justify-single-word="false" fo:text-indent="0cm" style:auto-text-indent="false"/>
    </style:style>
    <style:style style:name="P24" style:family="paragraph" style:parent-style-name="Standard">
      <style:paragraph-properties fo:margin-left="0cm" fo:margin-right="0cm" fo:text-align="end"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position="sub 58%"/>
    </style:style>
    <style:style style:name="T3" style:family="text">
      <style:text-properties style:text-position="33% 58%"/>
    </style:style>
    <style:style style:name="T4"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curezza Informatica</text:p>
      <text:p text:style-name="P1"/>
      <text:list text:style-name="L1">
        <text:list-item>
          <text:p text:style-name="P2"><text:span text:style-name="T1">Definizioni</text:span>:</text:p>
          <text:p text:style-name="P2">La protezione del patrimonio informativo di un'azienda si basa sul paradigma CIA:</text:p>
          <text:p text:style-name="P2">Confidenzialità: solo chi è autorizzato può avere accesso logico alle informazini;</text:p>
          <text:p text:style-name="P2">Integrità: solo chi è autorizzato può modificare le informazioni;</text:p>
          <text:p text:style-name="P2">Disponibilità: chi è autorizzato può sempre ricevere le informazioni in tempo ragionevole.</text:p>
          <text:p text:style-name="P2">L'implementazione più classica consiste nel definire relazioni tra UTENTI e RISORSE.</text:p>
          <text:p text:style-name="P2">Rischio: esposizione di un'organizzazione a perdite o danni;</text:p>
          <text:p text:style-name="P2">Minaccia: elemento esterno che rappresenta un pericolo per l'impresa;</text:p>
          <text:p text:style-name="P2">Vulnerabilità: un exploit che può essere utilizzato da una minaccia (che diventa aggressore).</text:p>
          <text:p text:style-name="P2">Disastro: attuazione di una minaccia non intenzonale, si previene con:</text:p>
        </text:list-item>
        <text:list-item>
          <text:p text:style-name="P3">Contingency management plan (chi individua il disastro e attiva le risposte);</text:p>
        </text:list-item>
        <text:list-item>
          <text:p text:style-name="P3">Business continuity plan (come garantire la continuità del business);</text:p>
        </text:list-item>
        <text:list-item>
          <text:p text:style-name="P3">Disaster recovery plan (come ripristinare le condizioni normali).</text:p>
          <text:p text:style-name="P4">Attacco: violazione del paradigma CIA (interno/esterno, generico/specifico).</text:p>
        </text:list-item>
      </text:list>
      <text:p text:style-name="P5"/>
      <text:list text:style-name="L1">
        <text:list-item text:start-value="1">
          <text:p text:style-name="P4">Gli attacchi:</text:p>
          <text:p text:style-name="P4">Dov'è il nemico: Fuori, Dentro (volontario, involontario), Partner (policy non corrette).</text:p>
          <text:p text:style-name="P4">Tipologie:</text:p>
        </text:list-item>
        <text:list-item>
          <text:p text:style-name="P3">Attacchi DOS;</text:p>
        </text:list-item>
        <text:list-item>
          <text:p text:style-name="P3">Penetrazione nel sistema: sottrazione informazioni, utilizzo improprio del sistema;</text:p>
        </text:list-item>
        <text:list-item>
          <text:p text:style-name="P3">Social Engineering;</text:p>
        </text:list-item>
        <text:list-item>
          <text:p text:style-name="P3">Attacchi a livello di rete:</text:p>
        </text:list-item>
        <text:list-item>
          <text:p text:style-name="P6">Sniffing (lettura abusiva dei pacchetti);</text:p>
        </text:list-item>
        <text:list-item>
          <text:p text:style-name="P6">Spoofing (falsificazione dell'IP del mittente);</text:p>
        </text:list-item>
        <text:list-item>
          <text:p text:style-name="P6">Hijacking (persone non autorizzate prendono il controllo del canale di com.);</text:p>
        </text:list-item>
        <text:list-item>
          <text:p text:style-name="P3">Infezione da parte di virus/worm;</text:p>
        </text:list-item>
        <text:list-item>
          <text:p text:style-name="P3">Online Phishing.</text:p>
        </text:list-item>
      </text:list>
      <text:p text:style-name="P5"/>
      <text:list text:style-name="L1">
        <text:list-item text:start-value="1">
          <text:p text:style-name="P4">Difesa:</text:p>
          <text:p text:style-name="P4">A livello di SO è prevista un'identificazione dell'utente e un'assegnamento di privilegi.</text:p>
          <text:p text:style-name="P4">La sicurezza della password può essere aumentata tramite:</text:p>
          <text:p text:style-name="P4">aging (costringere a cambiare la pw) o limitando il numero di tentativi con insuccesso.</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Confidenzialità e Integrità:</text:p>
      <text:p text:style-name="P7"/>
      <text:list text:style-name="L2">
        <text:list-item>
          <text:p text:style-name="P8">Crittografia: è la scienza che si occupa dello studio delle scritture segrete.</text:p>
          <text:p text:style-name="P8">Garantisce la confidenzialità di un messaggio plaintext rendendolo un ciphertext illeggibile attraverso un algoritmo crittografico pubblico ed una chiave privata (e lunga).</text:p>
          <text:p text:style-name="P8">Ci sono due famiglie di sistemi crittografici:</text:p>
        </text:list-item>
        <text:list-item>
          <text:p text:style-name="P8">Cifrari simmetrici: utilizzano la stessa chiave per cifrare e decifrare il messaggio.</text:p>
          <text:p text:style-name="P8">Il grosso limite è la trasmissione della chiave segreta attraverso una rete insicura.</text:p>
          <text:p text:style-name="P8">Si può risolvere attraverso la trasmissione tramite un canale sicuro (Out Of Band).</text:p>
          <text:p text:style-name="P8">Due algoritmi semplici alla base di quelli moderni: Sostituzione (Cesare) e Trasposizione.</text:p>
          <text:p text:style-name="P8">Il keyspace è la dimensione in bit della chiave segreta.</text:p>
          <text:p text:style-name="P8">Quanto più è lungo, tanto più è difficile forzare l'algoritmo (brute force).</text:p>
          <text:p text:style-name="P8">Vi sono inoltre due approcci crittografici:</text:p>
          <text:p text:style-name="P8">Block cipher: processa il plaintext a blocchi di dimensione fissa con eventuale padding;</text:p>
          <text:p text:style-name="P9">DES: blocchi di 64bit; chiavi di 56bit;</text:p>
          <text:p text:style-name="P9">3DES: usa tre volte il DES con 2 chiavi (cifra con K1, decifra con K2, cifra con K1);</text:p>
          <text:p text:style-name="P9">AES: <text:tab/>sostituto del DES; efficiente in sw e hw; standard;</text:p>
          <text:list>
            <text:list-item>
              <text:list>
                <text:list-header>
                  <text:p text:style-name="P9">blocchi da 128, 192, 256 bit; chiavi da 128, 192, 256 bit.</text:p>
                </text:list-header>
              </text:list>
            </text:list-item>
          </text:list>
          <text:p text:style-name="P8">Stream cipher: processa il plaintext bit per bit.</text:p>
        </text:list-item>
        <text:list-item>
          <text:p text:style-name="P8">Crittografia asimmetrica: si basa sul concetto che ognuno deve avere una coppia di chiavi.</text:p>
          <text:p text:style-name="P8">Il testo cifrato con la chiave pubblica può essere decifrato con quella privata.</text:p>
          <text:p text:style-name="P8">Non c'è il problema di comunicare la chiave.</text:p>
          <text:p text:style-name="P8">Tuttavia sono algoritmi complessi che introducono molto overhead, dunque si preferisce usarli solo per scambiarsi una chiave simmetrica attraverso un canale sicuro.</text:p>
        </text:list-item>
        <text:list-item>
          <text:p text:style-name="P9">Diffie Hellman: serve per concordare una chiave segreta su un canale insicuro.</text:p>
          <text:p text:style-name="P9">Noti p (numero primo molto alto) ed a (radice primitiva di p);</text:p>
          <text:p text:style-name="P9">decisa la chiave privata X<text:span text:style-name="T2">A</text:span> di A, la chiave pubblica è: <text:span text:style-name="T3"><draw:frame draw:style-name="fr1" draw:name="Oggetto1" text:anchor-type="as-char" svg:width="2.775cm" svg:height="0.596cm" draw:z-index="2"><draw:object xlink:href="./Object 1" xlink:type="simple" xlink:show="embed" xlink:actuate="onLoad"/><draw:image xlink:href="./ObjectReplacements/Object 1" xlink:type="simple" xlink:show="embed" xlink:actuate="onLoad"/></draw:frame></text:span>;</text:p>
          <text:p text:style-name="P9">Allo stesso modo B calcola Y<text:span text:style-name="T2">B</text:span> e lo trasmette ad A;</text:p>
          <text:p text:style-name="P9"><draw:frame draw:style-name="fr1" draw:name="Oggetto2" text:anchor-type="as-char" svg:width="3.357cm" svg:height="0.596cm" draw:z-index="0"><draw:object xlink:href="./Object 2" xlink:type="simple" xlink:show="embed" xlink:actuate="onLoad"/><draw:image xlink:href="./ObjectReplacements/Object 2" xlink:type="simple" xlink:show="embed" xlink:actuate="onLoad"/></draw:frame>, si dimostra essere uguale a <draw:frame draw:style-name="fr1" draw:name="Oggetto3" text:anchor-type="as-char" svg:width="0.736cm" svg:height="0.529cm" draw:z-index="1"><draw:object xlink:href="./Object 3" xlink:type="simple" xlink:show="embed" xlink:actuate="onLoad"/><draw:image xlink:href="./ObjectReplacements/Object 3" xlink:type="simple" xlink:show="embed" xlink:actuate="onLoad"/></draw:frame>!</text:p>
          <text:p text:style-name="P9">A e B sono in possesso di una chiave comune che solo loro possono calcolare.</text:p>
        </text:list-item>
        <text:list-item>
          <text:p text:style-name="P9">RSA:</text:p>
          <text:p text:style-name="P9">dati p, q molto grandi e primi è facile calcolare:</text:p>
          <text:p text:style-name="P9">n = p*q e z = (p – 1 )*(q – 1) detto toziente di Eulero;</text:p>
          <text:p text:style-name="P9">si sceglie d più piccolo e coprimo (o relativamente primo) di z (esponente privato);</text:p>
          <text:p text:style-name="P9">si trova una e tale che e*d = 1 (mod z) (esponente pubblico)</text:p>
          <text:p text:style-name="P9">Sedobbiamo spedire m ad A, basta spedire<draw:frame draw:style-name="fr1" draw:name="Oggetto4" text:anchor-type="as-char" svg:width="2.732cm" svg:height="0.552cm" draw:z-index="3"><draw:object xlink:href="./Object 4" xlink:type="simple" xlink:show="embed" xlink:actuate="onLoad"/><draw:image xlink:href="./ObjectReplacements/Object 4" xlink:type="simple" xlink:show="embed" xlink:actuate="onLoad"/></draw:frame>, decifrabile solo da A.</text:p>
          <text:p text:style-name="P9">Infatti A farà: <draw:frame draw:style-name="fr1" draw:name="Oggetto5" text:anchor-type="as-char" svg:width="3.441cm" svg:height="0.552cm" draw:z-index="4"><draw:object xlink:href="./Object 5" xlink:type="simple" xlink:show="embed" xlink:actuate="onLoad"/><draw:image xlink:href="./ObjectReplacements/Object 5" xlink:type="simple" xlink:show="embed" xlink:actuate="onLoad"/></draw:frame>.</text:p>
        </text:list-item>
      </text:list>
      <text:p text:style-name="P10"/>
      <text:list text:style-name="L2">
        <text:list-item text:start-value="1">
          <text:p text:style-name="P9">Message Digest: impronta digitale di un messaggio che ne garantisce l'autenticità.</text:p>
          <text:p text:style-name="P9">Si ottiene applicando una funzione one way hash tale che:</text:p>
        </text:list-item>
        <text:list-item>
          <text:p text:style-name="P11">la probabilità che due messaggi generino lo stesso digest sia molto bassa;</text:p>
        </text:list-item>
        <text:list-item>
          <text:p text:style-name="P11">sia impossibile ricostruire il messaggio a partire dal digest (one way);</text:p>
        </text:list-item>
        <text:list-item>
          <text:p text:style-name="P11">ogni messaggio abbia uno ed un solo digest (determinismo);</text:p>
        </text:list-item>
        <text:list-item>
          <text:p text:style-name="P11">la dimensione del digest non dipenda dalla dimensione del messaggio (cost.);</text:p>
        </text:list-item>
        <text:list-item>
          <text:p text:style-name="P11">sia facile da calcolare.</text:p>
        </text:list-item>
      </text:list>
      <text:p text:style-name="P12">MD5: processa il testo in blocchi di 512 bit, lunghezza del digest 128 bit.</text:p>
      <text:p text:style-name="P5"><text:tab/><text:tab/>SHA1:<text:tab/>algoritmo che migliora MD5, processa blocchi da 512 bit,</text:p>
      <text:p text:style-name="P5"><text:tab/><text:tab/><text:tab/>lunghezza del digest di 160bit di default ma variabile (fino a 512 bit).</text:p>
      <text:p text:style-name="P5"><text:tab/><text:tab/><text:tab/>Ogni digest di un blocco dipende dal suo contenuto e del digest precedente.</text:p>
      <text:p text:style-name="P5"><text:tab/><text:tab/><text:tab/>Il digest del blocco finale è quello dell'intero messaggio.</text:p>
      <text:p text:style-name="P5"/>
      <text:list text:style-name="L3">
        <text:list-item>
          <text:p text:style-name="P13">Scenari di utilizzo:</text:p>
          <text:p text:style-name="P13">Criptare un messaggio con la chiave privata assicura autenticazione del mittente ed integrità.</text:p>
          <text:p text:style-name="P13">Criptarlo con la chiave pubblica del destinatario assicura confidenzialità.</text:p>
          <text:p text:style-name="P13">La firma digitale è la criptazione del digest del messaggio con chiave pubblica dell'autore.</text:p>
          <text:p text:style-name="P13">Per garantire le quattro proprietà (autenticazione mittente, integrità messaggio, riservatezza messaggio e non ripudio da parte dell'autore) è necessario combinare questi tre singoli scenari.</text:p>
        </text:list-item>
      </text:list>
      <text:p text:style-name="P5"/>
      <text:list text:style-name="L3">
        <text:list-item text:start-value="1">
          <text:p text:style-name="P13">Autenticazione:</text:p>
          <text:p text:style-name="P13">Chi si <text:span text:style-name="T4">identifica</text:span> dev'essere <text:span text:style-name="T4">autenticato</text:span> ed eventualmente <text:span text:style-name="T4">autorizzato</text:span> a compiere determinate operazioni.</text:p>
          <text:p text:style-name="P13">Paradigmi di autenticazione:</text:p>
        </text:list-item>
        <text:list-item>
          <text:p text:style-name="P14">One way: il client si autentica presso un server dato per fidato;</text:p>
        </text:list-item>
        <text:list-item>
          <text:p text:style-name="P14">Two way: autenticazione reciproca tra client e server;</text:p>
        </text:list-item>
        <text:list-item>
          <text:p text:style-name="P14">Trusted third party: un ente esterno affidabile autentica sia client che server.</text:p>
          <text:p text:style-name="P13">Tecnologie di autenticazione:</text:p>
        </text:list-item>
        <text:list-item>
          <text:p text:style-name="P14">Una conoscenza esclusiva (password);</text:p>
        </text:list-item>
        <text:list-item>
          <text:p text:style-name="P14">Un oggetto esclusivo (smart card, one time password, certificato digitale);</text:p>
        </text:list-item>
        <text:list-item>
          <text:p text:style-name="P14">Una caratteristica biometrica.</text:p>
          <text:p text:style-name="P13">I problemi della password riguardano:</text:p>
        </text:list-item>
        <text:list-item>
          <text:p text:style-name="P14">Furto della password;</text:p>
        </text:list-item>
        <text:list-item>
          <text:p text:style-name="P14">Uso improprio della password (condivisione, cattiva segretezza);</text:p>
        </text:list-item>
        <text:list-item>
          <text:p text:style-name="P14">Può essere indovinata se il keyspace è breve (brute force, dictionary based).</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Sicurezza Architetturale:</text:p>
      <text:p text:style-name="P7"/>
      <text:list text:style-name="L4">
        <text:list-item>
          <text:p text:style-name="P15">Firewall: sistema di controllo degli accessi che verifica tutto il traffico che transita attraverso di lui, consentendone o negandone il passaggio basandosi su una security policy.</text:p>
          <text:p text:style-name="P15">Funzioni: IP Filtering, NAT (mascheramento indirizzi interni), Blocco dei pacchetti pericolosi o non autorizzati.</text:p>
          <text:p text:style-name="P15">Limiti: si applica ad un collegamento ad Internet dunque non può bloccare intrusioni interne, né gli attacchi alla rete da parte di collegamenti che non sono di sua competenza, può essere forzato. E' l'organo vitale per la sicurezza.</text:p>
          <text:p text:style-name="P15">Policy di Sicurezza: da loro dipende il buon funzionamento del Firewall; tipicamente è un tradeoff tra sicurezza e bisogni dei dipendenti (politica aziendale).</text:p>
          <text:p text:style-name="P15">Tipologie di Firewall:</text:p>
        </text:list-item>
        <text:list-item>
          <text:p text:style-name="P16">Network Layer:</text:p>
        </text:list-item>
        <text:list-item>
          <text:p text:style-name="P17">Packet Filtering: filtra i pacchetti in base all'header</text:p>
          <text:p text:style-name="P17">(ip:porta di sorgente e destinazione, protocollo e sue opzioni);</text:p>
          <text:p text:style-name="P17">E' basato su ACL e nient'altro;</text:p>
        </text:list-item>
        <text:list-item>
          <text:p text:style-name="P17">Stateful Packet Filtering: riproduce la macchina a stati del TCP</text:p>
          <text:p text:style-name="P17">offrendo una maggiore espressività, ispezione avanzata, NAT;</text:p>
          <text:p text:style-name="P17">può però comportare problemi di memoria e performance.</text:p>
          <text:p text:style-name="P16">Sono più veloci ed efficienti delle altre tipologie e sono trasparenti.</text:p>
        </text:list-item>
        <text:list-item>
          <text:p text:style-name="P16">Application Proxy Firewall: controlla la validità dei dati a livello applicativo;</text:p>
          <text:p text:style-name="P16">offre caching, sicurezza a livello applicativo (autenticazione o antivirus...), logging, politiche personalizzate, filtraggio sui contenuti;</text:p>
          <text:p text:style-name="P16">gli svantaggi sono la scalabilità problematica (nuovi servizi richiedono nuovi proxy) e la progettazione non banale.</text:p>
        </text:list-item>
      </text:list>
      <text:p text:style-name="P12"/>
      <text:list text:style-name="L4">
        <text:list-item text:start-value="1">
          <text:p text:style-name="P15">Architettura a due zone: serve per far accedere utenti remoti a risorse pubbliche dell'azienda;</text:p>
          <text:p text:style-name="P15">si crea una zona demilitarizzata (DMZ) attraverso due firewall oppure un firewall a tre vie;</text:p>
          <text:p text:style-name="P15">gli utenti remoti possono accedere a risorse della DMZ il che la rende una zona pericolosa;</text:p>
        </text:list-item>
      </text:list>
      <text:p text:style-name="P5"/>
      <text:list text:style-name="L4">
        <text:list-item text:start-value="1">
          <text:p text:style-name="P15">Virtual Private Network (VPN): è un canale di comunicazione crittografato su rete pubblica;</text:p>
          <text:p text:style-name="P15">serve per far accedere utenti aziendali alla rete interna da remoto mantenendo confidenzialità ed integrità (risparmiando su linee dedicate);</text:p>
          <text:p text:style-name="P15">ci sono due politiche possibili:</text:p>
        </text:list-item>
        <text:list-item>
          <text:p text:style-name="P18">tutto il traffico nel tunnel:</text:p>
          <text:p text:style-name="P18">moltiplica il traffico, impatta sulla CPU del firewall e del VPN server;</text:p>
        </text:list-item>
        <text:list-item>
          <text:p text:style-name="P18">split tunneling:</text:p>
          <text:p text:style-name="P18">il traffico per la rete va nella VPN, quello di Internet va sulla rete insicura;</text:p>
          <text:p text:style-name="P18">questo è un rischio perchè collega la rete aziendale ad una rete non sicura.</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E-business sicuro:</text:p>
      <text:list text:style-name="L5">
        <text:list-item>
          <text:p text:style-name="P19">Problematiche e requisiti:</text:p>
          <text:p text:style-name="P19">Differente dal commercio tradizionale:</text:p>
          <text:p text:style-name="P19">dati importanti viaggiano su Internet, venditore ed acquirente non si conoscono.</text:p>
          <text:p text:style-name="P19">E' necessario garantire:</text:p>
        </text:list-item>
        <text:list-item>
          <text:p text:style-name="P20">l'identità e la rintracciabilità del venditore;</text:p>
        </text:list-item>
        <text:list-item>
          <text:p text:style-name="P20">al venditore la transazione di pagamento;</text:p>
        </text:list-item>
        <text:list-item>
          <text:p text:style-name="P20">assicurare l'atomicità delle operazioni di pagamento e di evasione dell'ordine.</text:p>
          <text:p text:style-name="P19">Problemi tecnologici:</text:p>
          <text:p text:style-name="P19">IP, TCP, HTTP non sono autenticati; IP non garantisce riservatezza.</text:p>
          <text:p text:style-name="P19">E' necessario:</text:p>
        </text:list-item>
        <text:list-item>
          <text:p text:style-name="P20">garantire confidenzialità ed integrità dei dati;</text:p>
        </text:list-item>
        <text:list-item>
          <text:p text:style-name="P20">autenticare mutuamente le due parti coinvolte.</text:p>
          <text:p text:style-name="P19">Si vuole rendere trasparente ed interoperabile.</text:p>
        </text:list-item>
      </text:list>
      <text:p text:style-name="P5"/>
      <text:list text:style-name="L5">
        <text:list-item text:start-value="1">
          <text:p text:style-name="P19">Architettura di un sistema di pagamento elettronico:</text:p>
          <text:p text:style-name="P19">Il cliente cardholder accede tramite Internet al sito web del merchant e sceglie un prodotto.</text:p>
          <text:p text:style-name="P19">Una certification authority garantisce l'identità del carholder e del merchant.</text:p>
          <text:p text:style-name="P19">Il sito web accede al payment gateway che processa le richieste di pagamento mettendo in comunicazione la banca del cliente, detta issuer, con quella del venditore, detta acquirer.</text:p>
        </text:list-item>
      </text:list>
      <text:p text:style-name="P5"/>
      <text:list text:style-name="L5">
        <text:list-item text:start-value="1">
          <text:p text:style-name="P19">Certificati digitali e PKI:</text:p>
          <text:p text:style-name="P19">Problema dell'identità:</text:p>
          <text:p text:style-name="P19">La firma digitale ci dice che un documento è stato generato da una certa chiave privata.</text:p>
          <text:p text:style-name="P19">Non abbiamo la certezza dell'associazione: chiave pubblica &lt;--&gt; persona fisica.</text:p>
          <text:p text:style-name="P19">La Public Key Infrastructure ha lo scopo di garantire quest'associazione.</text:p>
          <text:p text:style-name="P19">Un terzo ente detto Certification Authority (CA) fornisce le informazioni sulla persona associata ad una determinata chiave pubblica.</text:p>
          <text:p text:style-name="P19">La sua comunicazione è a sua volta firmata, per garantire l'autenticità della CA.</text:p>
        </text:list-item>
      </text:list>
      <text:p text:style-name="P5"/>
      <text:list text:style-name="L5">
        <text:list-header>
          <text:p text:style-name="P19">Rilascio di un certificato:</text:p>
          <text:p text:style-name="P19">L'utente prova la propria identità alla CA (punto debole);</text:p>
          <text:p text:style-name="P19">L'utente genera le sue due chiavi e le consegna alla CA in modo sicuro (punto debole);</text:p>
          <text:p text:style-name="P19">La CA crea un certificato digitale che contiene le informazioni sull'utente, la sua chiave pubblica e la firma digitale della CA.</text:p>
        </text:list-header>
      </text:list>
      <text:p text:style-name="P5"/>
      <text:list text:style-name="L5">
        <text:list-header>
          <text:p text:style-name="P19">Certificato standard X.509:</text:p>
          <text:p text:style-name="P19">Associa un Distinguished Name ad una chiave pubblica e contiene:</text:p>
        </text:list-header>
        <text:list-item>
          <text:p text:style-name="P20">Numero di versione del certificato;</text:p>
        </text:list-item>
        <text:list-item>
          <text:p text:style-name="P20">Serial Number del certificato;</text:p>
        </text:list-item>
        <text:list-item>
          <text:p text:style-name="P20">Chiave pubblica;</text:p>
        </text:list-item>
        <text:list-item>
          <text:p text:style-name="P20">DN della CA;</text:p>
        </text:list-item>
        <text:list-item>
          <text:p text:style-name="P20">Periodo di validità;</text:p>
        </text:list-item>
        <text:list-item>
          <text:p text:style-name="P20">DN del proprietario del certificato;</text:p>
        </text:list-item>
        <text:list-item>
          <text:p text:style-name="P20">Tipo del certificato;</text:p>
        </text:list-item>
        <text:list-item>
          <text:p text:style-name="P20">Firma digitale della CA.</text:p>
        </text:list-item>
      </text:list>
      <text:p text:style-name="P10"/>
      <text:p text:style-name="P10">Bisogna stabilire l'identità della CA:</text:p>
      <text:p text:style-name="P10">Autorità di livello superiore: autorità pubbliche, Web Of Trust PGP, standard de facto.</text:p>
      <text:p text:style-name="P10"/>
      <text:p text:style-name="P10"/>
      <text:p text:style-name="P10"/>
      <text:list text:style-name="L6">
        <text:list-item>
          <text:p text:style-name="P21">Secure Socket Layer (SSL):</text:p>
        </text:list-item>
      </text:list>
      <text:list text:style-name="L7">
        <text:list-header>
          <text:p text:style-name="P22">Garanzie: confidenzialità &amp; integrità; autenticazione del server e volendo del client.</text:p>
          <text:p text:style-name="P22">Rischi: la comunicazione è sicura ma non è detto che i dati rimangano protetti;</text:p>
          <text:p text:style-name="P22">se fallisce la PKI non si può fare nulla; non è invulnerabile.</text:p>
          <text:p text:style-name="P22">E' necessario che ognuno definisca un cipher setting: insieme degli algoritmi crittografici supportati (simmetrici, autenticazione, integrità, certificazione e scambio di chiavi).</text:p>
        </text:list-header>
        <text:list-item>
          <text:p text:style-name="P22">Fase di Handshake:</text:p>
        </text:list-item>
        <text:list-item>
          <text:p text:style-name="P23">--&gt; Connection request: contiene cipher setting e dati random per evitare replay;</text:p>
        </text:list-item>
        <text:list-item>
          <text:p text:style-name="P23">&lt;-- Connection Response: contiene cipher setting dati random concatenati ai precedenti, il certificato del server e volendo l'autenticazione del client;</text:p>
        </text:list-item>
        <text:list-item>
          <text:p text:style-name="P23">--&gt; Client Authentication: il client invia il suo certificato se richiesto, altrimenti invia la sua chiave pubblica (non certificata);</text:p>
        </text:list-item>
        <text:list-item>
          <text:p text:style-name="P23">--&gt; Session Key Exchange: il client genera una chiave simmetrica che viene criptata con la chiave pubblica del server.</text:p>
        </text:list-item>
        <text:list-item>
          <text:p text:style-name="P22">Connessione sicura:</text:p>
          <text:p text:style-name="P22">grazie alla chiave simmetrica segreta client e server instaurano un canale sicuro.</text:p>
        </text:list-item>
      </text:list>
      <text:p text:style-name="P5"/>
      <text:list text:style-name="L7">
        <text:list-item text:start-value="1">
          <text:p text:style-name="P22">HTTPS:</text:p>
          <text:p text:style-name="P22">è HTTP sopra un canale sicuro costruito con SSL;</text:p>
          <text:p text:style-name="P22">Utilizza la porta 443.</text:p>
        </text:list-item>
        <text:list-item>
          <text:p text:style-name="P22">S/HTTP: estensione di HTTP non usata.</text:p>
        </text:list-item>
        <text:list-item>
          <text:p text:style-name="P22">SET:</text:p>
          <text:p text:style-name="P22">Il problema di HTTPS è che i dati riservati vengono inviati e chi li riceve può farne un uso malizioso. SET introduce il concetto di doppia firma che consente di interagire con soggetti diversi rivelando a ciascuno solo la parte di dati di sua competenza.</text:p>
          <text:p text:style-name="P22">Ad esempio il cliente invia al merchant solo i dati dell'ordine mentre invia i dati della sua carta di credito solo al payment gateway di cui si fida. Allo stesso modo agisce il merchant.</text:p>
          <text:p text:style-name="P22">Il motivo della scarsa diffusione di SET è che il cliente dev'essere certificato.</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by <text:a xlink:type="simple" xlink:href="http://raymant.altervista.org/">raym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Riccardo Tasso</meta:initial-creator>
    <meta:creation-date>2006-05-28T11:38:15</meta:creation-date>
    <dc:creator>Riccardo Tasso</dc:creator>
    <dc:date>2006-07-01T10:54:39</dc:date>
    <dc:language>it-IT</dc:language>
    <meta:editing-cycles>15</meta:editing-cycles>
    <meta:editing-duration>PT7H37M21S</meta:editing-duration>
    <meta:user-defined meta:name="Info 1"/>
    <meta:user-defined meta:name="Info 2"/>
    <meta:user-defined meta:name="Info 3"/>
    <meta:user-defined meta:name="Info 4"/>
    <meta:document-statistic meta:table-count="0" meta:image-count="0" meta:object-count="5" meta:page-count="6" meta:paragraph-count="186" meta:word-count="1815" meta:character-count="12192"/>
  </office:meta>
</office:document-meta>
</file>

<file path=Object 1/content.xml><?xml version="1.0" encoding="utf-8"?>
<!DOCTYPE math  PUBLIC '-//OpenOffice.org//DTD Modified W3C MathML 1.01//EN'  'math.dtd'>
<math:math xmlns:math="http://www.w3.org/1998/Math/MathML">
  <math:semantics>
    <math:mrow>
      <math:mrow>
        <math:msub>
          <math:mi>Y</math:mi>
          <math:mi>A</math:mi>
        </math:msub>
        <math:mo math:stretchy="false">=</math:mo>
        <math:msup>
          <math:mi>a</math:mi>
          <math:msub>
            <math:mi>X</math:mi>
            <math:mi>A</math:mi>
          </math:msub>
        </math:msup>
      </math:mrow>
      <math:mi math:fontstyle="italic">mod</math:mi>
      <math:mi>p</math:mi>
    </math:mrow>
    <math:annotation math:encoding="StarMath 5.0">Y_A = a^{X_A} mod p</math:annotation>
  </math:semantics>
</math:math>
</file>

<file path=Object 2/content.xml><?xml version="1.0" encoding="utf-8"?>
<!DOCTYPE math  PUBLIC '-//OpenOffice.org//DTD Modified W3C MathML 1.01//EN'  'math.dtd'>
<math:math xmlns:math="http://www.w3.org/1998/Math/MathML">
  <math:semantics>
    <math:mrow>
      <math:mrow>
        <math:msub>
          <math:mi>K</math:mi>
          <math:mi>A</math:mi>
        </math:msub>
        <math:mo math:stretchy="false">=</math:mo>
        <math:msup>
          <math:mrow>
            <math:mo math:stretchy="false"></math:mo>
            <math:msub>
              <math:mi>Y</math:mi>
              <math:mi>B</math:mi>
            </math:msub>
            <math:mo math:stretchy="false"></math:mo>
          </math:mrow>
          <math:msub>
            <math:mi>X</math:mi>
            <math:mi>A</math:mi>
          </math:msub>
        </math:msup>
      </math:mrow>
      <math:mi math:fontstyle="italic">mod</math:mi>
      <math:mi>p</math:mi>
    </math:mrow>
    <math:annotation math:encoding="StarMath 5.0">K_A = (Y_B)^{X_A} mod p</math:annotation>
  </math:semantics>
</math:math>
</file>

<file path=Object 3/content.xml><?xml version="1.0" encoding="utf-8"?>
<!DOCTYPE math  PUBLIC '-//OpenOffice.org//DTD Modified W3C MathML 1.01//EN'  'math.dtd'>
<math:math xmlns:math="http://www.w3.org/1998/Math/MathML">
  <math:semantics>
    <math:msub>
      <math:mi>K</math:mi>
      <math:mi>B</math:mi>
    </math:msub>
    <math:annotation math:encoding="StarMath 5.0">K_B</math:annotation>
  </math:semantics>
</math:math>
</file>

<file path=Object 4/content.xml><?xml version="1.0" encoding="utf-8"?>
<!DOCTYPE math  PUBLIC '-//OpenOffice.org//DTD Modified W3C MathML 1.01//EN'  'math.dtd'>
<math:math xmlns:math="http://www.w3.org/1998/Math/MathML">
  <math:semantics>
    <math:mrow>
      <math:mrow>
        <math:mi>c</math:mi>
        <math:mo math:stretchy="false">=</math:mo>
        <math:msup>
          <math:mi>m</math:mi>
          <math:msub>
            <math:mi>e</math:mi>
            <math:mi>A</math:mi>
          </math:msub>
        </math:msup>
      </math:mrow>
      <math:mrow>
        <math:mo math:stretchy="false"></math:mo>
        <math:mrow>
          <math:mi math:fontstyle="italic">mod</math:mi>
          <math:mi>n</math:mi>
        </math:mrow>
        <math:mo math:stretchy="false"></math:mo>
      </math:mrow>
    </math:mrow>
    <math:annotation math:encoding="StarMath 5.0">c = m^{e_A} (mod n)</math:annotation>
  </math:semantics>
</math:math>
</file>

<file path=Object 5/content.xml><?xml version="1.0" encoding="utf-8"?>
<!DOCTYPE math  PUBLIC '-//OpenOffice.org//DTD Modified W3C MathML 1.01//EN'  'math.dtd'>
<math:math xmlns:math="http://www.w3.org/1998/Math/MathML">
  <math:semantics>
    <math:mrow>
      <math:mrow>
        <math:mrow>
          <math:mi>m</math:mi>
          <math:mo math:stretchy="false">=</math:mo>
          <math:msup>
            <math:mi>c</math:mi>
            <math:msub>
              <math:mi>d</math:mi>
              <math:mi>A</math:mi>
            </math:msub>
          </math:msup>
        </math:mrow>
        <math:mo math:stretchy="false">=</math:mo>
        <math:mi>m</math:mi>
      </math:mrow>
      <math:mrow>
        <math:mo math:stretchy="false"></math:mo>
        <math:mrow>
          <math:mi math:fontstyle="italic">mod</math:mi>
          <math:mi>n</math:mi>
        </math:mrow>
        <math:mo math:stretchy="false"></math:mo>
      </math:mrow>
    </math:mrow>
    <math:annotation math:encoding="StarMath 5.0">m = c^{d_A} = m (mod n)</math:annotation>
  </math:semantics>
</math:math>
</file>